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7.75cm" fo:min-width="0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3.286cm" fo:min-width="3.036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2.932cm" fo:min-width="2.682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1.25cm" fo:min-width="8.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8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8cm" svg:x="5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3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cm" svg:height="4.5cm" svg:x="3.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9cm" svg:height="1.5cm" svg:x="1.25cm" svg:y="5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1cm" svg:x="1.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8cm" svg:x="21.2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1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cm" svg:height="4.5cm" svg:x="19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9cm" svg:height="1.5cm" draw:transform="rotate (1.5707963267949) translate (20.75cm 10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1cm" draw:transform="rotate (1.5707963267949) translate (21cm 10.2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8cm" svg:x="14.53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12.28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cm" svg:height="4.5cm" svg:x="12.537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9cm" svg:height="1.5cm" draw:transform="rotate (0.785398163397448) translate (11.075cm 8.65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1cm" draw:transform="rotate (0.785398163397448) translate (11.428cm 8.652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0T22:20:27.443000000</meta:creation-date>
    <dc:date>2024-04-20T22:28:33.645000000</dc:date>
    <meta:editing-duration>PT4M46S</meta:editing-duration>
    <meta:editing-cycles>2</meta:editing-cycles>
    <meta:generator>LibreOffice/7.5.0.3$Windows_X86_64 LibreOffice_project/c21113d003cd3efa8c53188764377a8272d9d6de</meta:generator>
    <meta:document-statistic meta:object-count="15"/>
  </office:meta>
</office:document-meta>
</file>